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6.562cm" style:rel-column-width="3720*"/>
    </style:style>
    <style:style style:name="Tableau1.B" style:family="table-column">
      <style:table-column-properties style:column-width="10.451cm" style:rel-column-width="5925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text-properties style:text-outline="tru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REPUBLIQUE DU BENIN</text:p>
          </table:table-cell>
          <table:table-cell table:style-name="Tableau1.A1" office:value-type="string">
            <text:p text:style-name="P5">EXTRAIT DU REGISTRE DE L'ETAT CIVIL</text:p>
          </table:table-cell>
        </table:table-row>
        <table:table-row>
          <table:table-cell table:style-name="Tableau1.A1" office:value-type="string">
            <text:p text:style-name="P1"><text:title/>DEPARTEMENT DU LITORAL</text:p>
          </table:table-cell>
          <table:table-cell table:style-name="Tableau1.A1" office:value-type="string">
            <text:p text:style-name="P4">N°</text:p>
          </table:table-cell>
        </table:table-row>
        <table:table-row>
          <table:table-cell table:style-name="Tableau1.A1" office:value-type="string">
            <text:p text:style-name="P1">COMMUNE DE COTONOU</text:p>
          </table:table-cell>
          <table:table-cell table:style-name="Tableau1.A1" office:value-type="string">
            <text:p text:style-name="P4">VOLET N° 1 (A remettre au déclarant)</text:p>
          </table:table-cell>
        </table:table-row>
        <table:table-row>
          <table:table-cell table:style-name="Tableau1.A1" office:value-type="string">
            <text:p text:style-name="P1">Arrondissement :</text:p>
          </table:table-cell>
          <table:table-cell table:style-name="Tableau1.A1" office:value-type="string">
            <text:p text:style-name="P4">EXTRAIT D'ACTE DE NAISSANCE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">MAIRIE DE COTONOU</text:p>
          </table:table-cell>
        </table:table-row>
      </table:table>
      <text:p text:style-name="Standard"/>
      <text:p text:style-name="P2">Je soussigné(e) : {% maire %}</text:p>
      <text:p text:style-name="P2">Fonction : {% <text:s/>fonction %}</text:p>
      <text:p text:style-name="P2">Certifie avoir reçu la déclaration de naissance de </text:p>
      <text:p text:style-name="P2">Prénom de l'enfant : {% firstname %}</text:p>
      <text:p text:style-name="P2">Sexe : {% sex %}</text:p>
      <text:p text:style-name="P2"/>
      <text:p text:style-name="P2"><text:span text:style-name="T4">Père</text:span></text:p>
      <text:p text:style-name="P2"><text:tab/>Nom : {% fk_parent1_lastname %}</text:p>
      <text:p text:style-name="P2"><text:tab/>Prénoms : {% fk_parent1_firstname %}</text:p>
      <text:p text:style-name="P2"><text:tab/>Âge: </text:p>
      <text:p text:style-name="P2"><text:tab/>Profession:</text:p>
      <text:p text:style-name="P2"><text:tab/>Domicile:</text:p>
      <text:p text:style-name="P2"/>
      <text:p text:style-name="P3">Mère</text:p>
      <text:p text:style-name="P2"><text:tab/>Nom : {% fk_parent2_lastname %}</text:p>
      <text:p text:style-name="P2"><text:tab/>Prénoms Père: {% fk_parent2_firstname %}</text:p>
      <text:p text:style-name="P2"><text:tab/>Age: </text:p>
      <text:p text:style-name="P2"><text:tab/>Profession:</text:p>
      <text:p text:style-name="P2"><text:tab/>Domicile :</text:p>
      <text:p text:style-name="P2"><text:span text:style-name="T4">Déclarant</text:span><text:span text:style-name="T3"> </text:span></text:p>
      <text:p text:style-name="P2"><text:tab/>Nom :</text:p>
      <text:p text:style-name="P2"><text:tab/>Prénom :</text:p>
      <text:p text:style-name="P2"><text:tab/>Âge :</text:p>
      <text:p text:style-name="P2"><text:tab/>Profession :</text:p>
      <text:p text:style-name="P2"><text:tab/>Domicile :</text:p>
      <text:p text:style-name="P2"/>
      <text:p text:style-name="P2">Date et heure de la naissance :</text:p>
      <text:p text:style-name="P2">Lieu de la naissance</text:p>
      <text:p text:style-name="P2">Date de la déclaration</text:p>
      <text:p text:style-name="P2"/>
      <text:p text:style-name="P2">Copie conforme au</text:p>
      <text:p text:style-name="Standard"><text:span text:style-name="T1">Cotonou le</text:span></text:p>
      <text:p text:style-name="Standard"><text:span text:style-name="T1"/></text:p>
      <text:p text:style-name="Standard"><text:span text:style-name="T1">LE {% maire %} <text:s text:c="36"/>Signature et cachet de l'officier de l'état civ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YAYI</meta:initial-creator>
    <meta:creation-date>2018-09-04T10:39:15.84</meta:creation-date>
    <meta:document-statistic meta:table-count="1" meta:image-count="0" meta:object-count="0" meta:page-count="1" meta:paragraph-count="38" meta:word-count="135" meta:character-count="813"/>
    <dc:date>2018-09-04T11:26:43.96</dc:date>
    <dc:creator>Patrick YAYI</dc:creator>
    <meta:editing-duration>PT22S</meta:editing-duration>
    <meta:editing-cycles>1</meta:editing-cycles>
    <meta:generator>OpenOffice/4.1.1$Win32 OpenOffice.org_project/411m6$Build-9775</meta:generator>
  </office:meta>
</office:document-meta>
</file>